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fo:font-style="normal" style:text-underline-style="solid" style:text-underline-width="auto" style:text-underline-color="font-color" fo:font-weight="bold" officeooo:paragraph-rsid="0019621a" style:font-size-asian="16pt" style:font-style-asian="normal" style:font-weight-asian="bold" style:font-size-complex="16pt" style:font-style-complex="normal" style:font-weight-complex="bold"/>
    </style:style>
    <style:style style:name="P2" style:family="paragraph" style:parent-style-name="Standard">
      <style:text-properties fo:font-size="16pt" fo:font-style="normal" fo:font-weight="bold" officeooo:paragraph-rsid="0019621a" style:font-size-asian="16pt" style:font-style-asian="normal" style:font-weight-asian="bold" style:font-size-complex="16pt" style:font-style-complex="normal" style:font-weight-complex="bold"/>
    </style:style>
    <style:style style:name="P3" style:family="paragraph" style:parent-style-name="Standard">
      <style:paragraph-properties fo:text-align="center" style:justify-single-word="false"/>
      <style:text-properties fo:font-size="16pt" fo:font-style="italic" style:text-underline-style="solid" style:text-underline-width="auto" style:text-underline-color="font-color" fo:font-weight="normal" officeooo:paragraph-rsid="0019621a" style:font-size-asian="16pt" style:font-style-asian="italic" style:font-weight-asian="normal" style:font-size-complex="16pt" style:font-style-complex="italic" style:font-weight-complex="normal"/>
    </style:style>
    <style:style style:name="P4" style:family="paragraph" style:parent-style-name="Standard">
      <style:paragraph-properties fo:text-align="center" style:justify-single-word="false"/>
      <style:text-properties fo:font-size="12pt" fo:font-style="italic" style:text-underline-style="none" fo:font-weight="normal" officeooo:paragraph-rsid="0019621a" style:font-size-asian="12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fo:font-size="12pt" fo:font-style="normal" style:text-underline-style="none" fo:font-weight="normal" officeooo:paragraph-rsid="0019621a"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style:text-underline-style="none" fo:font-weight="bold" officeooo:rsid="001adb59" officeooo:paragraph-rsid="0019621a"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fo:font-size="12pt" fo:font-style="normal" style:text-underline-style="none" fo:font-weight="bold" officeooo:rsid="001dc09b" officeooo:paragraph-rsid="0019621a" style:font-size-asian="10.5pt" style:font-style-asian="normal" style:font-weight-asian="bold" style:font-size-complex="12pt" style:font-style-complex="normal" style:font-weight-complex="bold"/>
    </style:style>
    <style:style style:name="P8" style:family="paragraph" style:parent-style-name="Standard">
      <style:text-properties fo:font-size="12pt" fo:font-style="normal" fo:font-weight="normal" officeooo:paragraph-rsid="0019621a" style:font-size-asian="12pt" style:font-style-asian="normal" style:font-weight-asian="normal" style:font-size-complex="12pt" style:font-style-complex="normal" style:font-weight-complex="normal"/>
    </style:style>
    <style:style style:name="P9" style:family="paragraph" style:parent-style-name="Standard">
      <style:paragraph-properties fo:text-align="center" style:justify-single-word="false"/>
      <style:text-properties fo:font-size="14pt" fo:font-style="italic" style:text-underline-style="solid" style:text-underline-width="auto" style:text-underline-color="font-color" fo:font-weight="normal" officeooo:paragraph-rsid="0019621a" style:font-size-asian="14pt" style:font-style-asian="italic" style:font-weight-asian="normal" style:font-size-complex="14pt" style:font-style-complex="italic" style:font-weight-complex="normal"/>
    </style:style>
    <style:style style:name="P10"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1dcfcc" officeooo:paragraph-rsid="0019621a" style:font-size-asian="12pt" style:font-style-asian="normal" style:font-weight-asian="normal" style:font-size-complex="12pt" style:font-style-complex="normal" style:font-weight-complex="normal"/>
    </style:style>
    <style:style style:name="P11"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282bff" officeooo:paragraph-rsid="0019621a" style:font-size-asian="12pt" style:font-style-asian="normal" style:font-weight-asian="normal" style:font-size-complex="12pt" style:font-style-complex="normal" style:font-weight-complex="normal"/>
    </style:style>
    <style:style style:name="P12"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2a0502" officeooo:paragraph-rsid="002a0502" style:font-size-asian="12pt" style:font-style-asian="normal" style:font-weight-asian="normal" style:font-size-complex="12pt" style:font-style-complex="normal" style:font-weight-complex="normal"/>
    </style:style>
    <style:style style:name="P13"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bold" officeooo:rsid="00219003" officeooo:paragraph-rsid="0019621a" style:font-size-asian="12pt" style:font-style-asian="normal" style:font-weight-asian="bold" style:font-size-complex="12pt" style:font-style-complex="normal" style:font-weight-complex="bold"/>
    </style:style>
    <style:style style:name="P14"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bold" officeooo:rsid="00219003" officeooo:paragraph-rsid="0025f48f" style:font-size-asian="12pt" style:font-style-asian="normal" style:font-weight-asian="bold" style:font-size-complex="12pt" style:font-style-complex="normal" style:font-weight-complex="bold"/>
    </style:style>
    <style:style style:name="P15"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bold" officeooo:rsid="00235bed" officeooo:paragraph-rsid="0019621a" style:font-size-asian="12pt" style:font-style-asian="normal" style:font-weight-asian="bold" style:font-size-complex="12pt" style:font-style-complex="normal" style:font-weight-complex="bold"/>
    </style:style>
    <style:style style:name="P16"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bold" officeooo:rsid="00260f0b" officeooo:paragraph-rsid="0019621a" style:font-size-asian="12pt" style:font-style-asian="normal" style:font-weight-asian="bold" style:font-size-complex="12pt" style:font-style-complex="normal" style:font-weight-complex="bold"/>
    </style:style>
    <style:style style:name="P17"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bold" officeooo:rsid="00266141" officeooo:paragraph-rsid="0019621a" style:font-size-asian="12pt" style:font-style-asian="normal" style:font-weight-asian="bold" style:font-size-complex="12pt" style:font-style-complex="normal" style:font-weight-complex="bold"/>
    </style:style>
    <style:style style:name="P18"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bold" officeooo:rsid="00266141" officeooo:paragraph-rsid="00215560" style:font-size-asian="12pt" style:font-style-asian="normal" style:font-weight-asian="bold" style:font-size-complex="12pt" style:font-style-complex="normal" style:font-weight-complex="bold"/>
    </style:style>
    <style:style style:name="P19"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bold" officeooo:rsid="00251bf4" officeooo:paragraph-rsid="00251bf4" style:font-size-asian="12pt" style:font-style-asian="normal" style:font-weight-asian="bold" style:font-size-complex="12pt" style:font-style-complex="normal" style:font-weight-complex="bold"/>
    </style:style>
    <style:style style:name="P20" style:family="paragraph" style:parent-style-name="Standard">
      <style:paragraph-properties fo:margin-left="1.251cm" fo:margin-right="0cm" fo:text-align="start" style:justify-single-word="false" fo:text-indent="0cm" style:auto-text-indent="false"/>
      <style:text-properties fo:font-size="12pt" fo:font-style="normal" style:text-underline-style="none" fo:font-weight="normal" officeooo:paragraph-rsid="0019621a"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1.251cm" fo:margin-right="0cm" fo:text-align="start" style:justify-single-word="false" fo:text-indent="0cm" style:auto-text-indent="false"/>
      <style:text-properties fo:font-size="12pt" fo:font-style="normal" style:text-underline-style="none" fo:font-weight="normal" officeooo:paragraph-rsid="002a0502" style:font-size-asian="12pt" style:font-style-asian="normal" style:font-weight-asian="normal" style:font-size-complex="12pt" style:font-style-complex="normal" style:font-weight-complex="normal"/>
    </style:style>
    <style:style style:name="P22" style:family="paragraph" style:parent-style-name="Standard">
      <style:paragraph-properties fo:margin-left="1.251cm" fo:margin-right="0cm" fo:text-align="start" style:justify-single-word="false" fo:text-indent="0cm" style:auto-text-indent="false"/>
      <style:text-properties fo:font-size="12pt" fo:font-style="normal" style:text-underline-style="none" fo:font-weight="normal" officeooo:rsid="001dc09b" officeooo:paragraph-rsid="0019621a" style:font-size-asian="12pt" style:font-style-asian="normal" style:font-weight-asian="normal" style:font-size-complex="12pt" style:font-style-complex="normal" style:font-weight-complex="normal"/>
    </style:style>
    <style:style style:name="P23" style:family="paragraph" style:parent-style-name="Standard">
      <style:paragraph-properties fo:margin-left="1.251cm" fo:margin-right="0cm" fo:text-align="start" style:justify-single-word="false" fo:text-indent="0cm" style:auto-text-indent="false"/>
      <style:text-properties fo:font-size="12pt" fo:font-style="normal" style:text-underline-style="none" fo:font-weight="normal" officeooo:rsid="00235bed" officeooo:paragraph-rsid="0019621a" style:font-size-asian="12pt" style:font-style-asian="normal" style:font-weight-asian="normal" style:font-size-complex="12pt" style:font-style-complex="normal" style:font-weight-complex="normal"/>
    </style:style>
    <style:style style:name="T1" style:family="text">
      <style:text-properties officeooo:rsid="001ab2ee"/>
    </style:style>
    <style:style style:name="T2" style:family="text">
      <style:text-properties officeooo:rsid="001d0ca6"/>
    </style:style>
    <style:style style:name="T3" style:family="text">
      <style:text-properties officeooo:rsid="001c1fbd"/>
    </style:style>
    <style:style style:name="T4" style:family="text">
      <style:text-properties fo:font-weight="normal" style:font-weight-asian="normal" style:font-weight-complex="normal"/>
    </style:style>
    <style:style style:name="T5" style:family="text">
      <style:text-properties fo:font-weight="normal" officeooo:rsid="001c1fbd" style:font-weight-asian="normal" style:font-weight-complex="normal"/>
    </style:style>
    <style:style style:name="T6" style:family="text">
      <style:text-properties fo:font-weight="normal" officeooo:rsid="001d0597" style:font-weight-asian="normal" style:font-weight-complex="normal"/>
    </style:style>
    <style:style style:name="T7" style:family="text">
      <style:text-properties fo:font-weight="normal" officeooo:rsid="00221092" style:font-weight-asian="normal" style:font-weight-complex="normal"/>
    </style:style>
    <style:style style:name="T8" style:family="text">
      <style:text-properties fo:font-weight="normal" officeooo:rsid="002356a0" style:font-weight-asian="normal" style:font-weight-complex="normal"/>
    </style:style>
    <style:style style:name="T9" style:family="text">
      <style:text-properties fo:font-weight="normal" officeooo:rsid="0024829f" style:font-weight-asian="normal" style:font-weight-complex="normal"/>
    </style:style>
    <style:style style:name="T10" style:family="text">
      <style:text-properties fo:font-weight="normal" officeooo:rsid="001a2052" style:font-weight-asian="normal" style:font-weight-complex="normal"/>
    </style:style>
    <style:style style:name="T11" style:family="text">
      <style:text-properties fo:font-weight="normal" officeooo:rsid="001bb5e7" style:font-weight-asian="normal" style:font-weight-complex="normal"/>
    </style:style>
    <style:style style:name="T12" style:family="text">
      <style:text-properties fo:font-weight="normal" officeooo:rsid="001dd9b3" style:font-weight-asian="normal" style:font-weight-complex="normal"/>
    </style:style>
    <style:style style:name="T13" style:family="text">
      <style:text-properties fo:font-weight="normal" officeooo:rsid="00215560" style:font-weight-asian="normal" style:font-weight-complex="normal"/>
    </style:style>
    <style:style style:name="T14" style:family="text">
      <style:text-properties fo:font-weight="normal" officeooo:rsid="002332ff" style:font-weight-asian="normal" style:font-weight-complex="normal"/>
    </style:style>
    <style:style style:name="T15" style:family="text">
      <style:text-properties fo:font-weight="normal" officeooo:rsid="0025f48f" style:font-weight-asian="normal" style:font-weight-complex="normal"/>
    </style:style>
    <style:style style:name="T16" style:family="text">
      <style:text-properties fo:font-weight="normal" officeooo:rsid="0028e106" style:font-weight-asian="normal" style:font-weight-complex="normal"/>
    </style:style>
    <style:style style:name="T17" style:family="text">
      <style:text-properties fo:font-weight="normal" officeooo:rsid="002a72ad" style:font-weight-asian="normal" style:font-weight-complex="normal"/>
    </style:style>
    <style:style style:name="T18" style:family="text">
      <style:text-properties fo:font-weight="normal" officeooo:rsid="002be76a" style:font-weight-asian="normal" style:font-weight-complex="normal"/>
    </style:style>
    <style:style style:name="T19" style:family="text">
      <style:text-properties officeooo:rsid="00200e9e"/>
    </style:style>
    <style:style style:name="T20" style:family="text">
      <style:text-properties fo:font-style="italic" fo:font-weight="normal" officeooo:rsid="00221092" style:font-style-asian="italic" style:font-weight-asian="normal" style:font-style-complex="italic" style:font-weight-complex="normal"/>
    </style:style>
    <style:style style:name="T21" style:family="text">
      <style:text-properties officeooo:rsid="0024829f"/>
    </style:style>
    <style:style style:name="T22" style:family="text">
      <style:text-properties officeooo:rsid="002cb71d"/>
    </style:style>
    <style:style style:name="T23" style:family="text">
      <style:text-properties officeooo:rsid="002b2376"/>
    </style:style>
    <style:style style:name="T24" style:family="text">
      <style:text-properties officeooo:rsid="001d93bb"/>
    </style:style>
    <style:style style:name="T25" style:family="text">
      <style:text-properties officeooo:rsid="00202516"/>
    </style:style>
    <style:style style:name="T26" style:family="text">
      <style:text-properties officeooo:rsid="00215560"/>
    </style:style>
    <style:style style:name="T27" style:family="text">
      <style:text-properties officeooo:rsid="00235371"/>
    </style:style>
    <style:style style:name="T28" style:family="text">
      <style:text-properties officeooo:rsid="002748f8"/>
    </style:style>
    <style:style style:name="T29" style:family="text">
      <style:text-properties officeooo:rsid="002a0502"/>
    </style:style>
    <style:style style:name="T30" style:family="text">
      <style:text-properties officeooo:rsid="002a72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blig 1 Exphil: Analytisk sammendrag av Descartes 2. Meditasjon 11, avsnitt 11 og 12.</text:p>
      <text:p text:style-name="P2"/>
      <text:p text:style-name="P3">Oppgavetekst</text:p>
      <text:p text:style-name="P3"/>
      <text:p text:style-name="P4">7. Gi et analytisk sammendrag av Descartes’ voks-eksempel (Descartes 1 2015, Med. 2, avsnitt 11 og 12) hvor du gjør rede for hvordan Descartes kan konkludere med at “erkjennelsen av vokset er ene og alene et åndens innsyn.”</text:p>
      <text:p text:style-name="P4"/>
      <text:p text:style-name="P5"/>
      <text:p text:style-name="P9">Introduksjon</text:p>
      <text:p text:style-name="P8"/>
      <text:p text:style-name="P8"><text:span text:style-name="T1">Descartes prøver her å komme seg vekk fra solipsisme, hvor bare «jeg»-et og fornuften eksisterer, men alt annet må tviles, ved å finne ut hva det er ved et legeme som kan erkjennes. Er det gjennom sansing av legemet, som virker intuitivt, eller er det noe helt annet.</text:span></text:p>
      <text:p text:style-name="P8"/>
      <text:p text:style-name="P8"/>
      <text:p text:style-name="P9">Argumentene</text:p>
      <text:p text:style-name="P9"/>
      <text:p text:style-name="P6">[11:1-<text:span text:style-name="T3">8</text:span>]: <text:span text:style-name="T5">Descartes ønsker å </text:span><text:span text:style-name="T14">sette opp et tankeeksperiment for å finne ut hva det er vi erkjenner. Han ber</text:span><text:span text:style-name="T5"> </text:span><text:span text:style-name="T16">oss </text:span><text:span text:style-name="T10">innbille </text:span><text:span text:style-name="T6">et legeme alle kan erkjenne tydelig. Han velger derfor et stykke voks. Voksen har visse egenskaper vi lett kan sanse, som farge, lukt og form. Det har, som Descartes sier «alt hva som synes nødvendig for at et legeme skal kunne erkjennes tydelig».</text:span></text:p>
      <text:p text:style-name="P6"><text:span text:style-name="T6"/></text:p>
      <text:p text:style-name="P7">[11:8-1<text:span text:style-name="T19">6</text:span>]: <text:span text:style-name="T4">Descartes </text:span><text:span text:style-name="T11">innbiller </text:span><text:span text:style-name="T4">seg nå at han smelter vokset. Alle de egenskapene som vi trodde var det vi erkjente ved voksen er nå annerledes eller borte. Men Descartes </text:span><text:span text:style-name="T7">mener at selv om vi nå har tatt vekk eller endret alle de sanselige egenskapene vokset har, så har det ikke slutet å eksistere, så det må være noe annet ved vokset som lar seg erkjenne.</text:span></text:p>
      <text:p text:style-name="P7"/>
      <text:p text:style-name="P20">(P1) Et stykke voks har visse egenskaper vi kan sanse</text:p>
      <text:p text:style-name="P20">(P2) Selv om vi endrer disse egenskapene vil voksen fortsatt forbli det samme stykket <text:s text:c="13"/>med voks.</text:p>
      <text:p text:style-name="P22">(K) <text:s/>Det er ikke disse sanselige egenskapene som lar oss erkjenne stykket med voks. </text:p>
      <text:p text:style-name="P22"><text:span text:style-name="T4"/></text:p>
      <text:p text:style-name="P10">Descartes har derfor konkludert med at det ikke kan være de sanselige egenskapene som lar oss erkjenne voks<text:span text:style-name="T24">et</text:span>.</text:p>
      <text:p text:style-name="P10"/>
      <text:p text:style-name="P14">[12:1-7]: <text:span text:style-name="T15">D</text:span><text:span text:style-name="T8">escartes </text:span><text:span text:style-name="T15">prøver så å </text:span><text:span text:style-name="T8">fjerne alt det han kan og fortsatt sitte igjen med det samme stykket med voks. Fjerner man at vokset ikke har noen utstrekning, så vil det opphøres å eksistere, samme gjelder bøyelighet og bevegelighet: et legeme </text:span><text:span text:style-name="T18">kan ikke</text:span><text:span text:style-name="T8"> i prinsippet ikke kan beveges eller bøyes. </text:span><text:span text:style-name="T7">Det han sitter igjen med er noe </text:span><text:span text:style-name="T20">utstrakt, bøyelige og bevegelig.</text:span></text:p>
      <text:p text:style-name="P13"><text:span text:style-name="T8"/></text:p>
      <text:p text:style-name="P15">[12:8-12]: <text:span text:style-name="T4">Descartes starter med å se om det kan være det bøyelige og det bevegelige som kan være det vi erkjenner. </text:span><text:span text:style-name="T9">Han ser for seg at vi kan forme vokset til alle mulige former, som gir vokset mulighet for uendelig mange forandringer. Dette mener han ikke er mulig for innbilningsevnen å gjennomgå. </text:span><text:span text:style-name="T12">Men siden vi faktisk kan innbille oss vokset, </text:span><text:span text:style-name="T9">så kan ikke </text:span><text:span text:style-name="T12">dette</text:span><text:span text:style-name="T9"> være det vi erkjenner. Argumentet har følgende form:</text:span></text:p>
      <text:p text:style-name="P15"><text:span text:style-name="T9"/></text:p>
      <text:p text:style-name="P20">(P1) <text:span text:style-name="T30">Vår innbilling av</text:span> det bøyelige og det bevegelige <text:span text:style-name="T30">ved vokset kan </text:span>ha uendelige mange forandringer.</text:p>
      <text:p text:style-name="P20"><text:soft-page-break/>(P2) Vår innbilling er ikke i stand til å gjennomgå uendelig mange forandringer</text:p>
      <text:p text:style-name="P23"><text:span text:style-name="T21">(K) <text:s/>Det kan derfor ikke være det bøyelige og det bevegelige som gir erkjennelsen av vokset.</text:span></text:p>
      <text:p text:style-name="P23"><text:span text:style-name="T9"/></text:p>
      <text:p text:style-name="P16">[12:12-17]: <text:span text:style-name="T4">Descartes gjør så det samme med det utstrakte. Han bruker samme argumentasjon, ved å se for seg at ved å varme opp vokset, kan det få alle mulige størrelser, </text:span><text:span text:style-name="T17">og ha uendelig mange forandringer.</text:span><text:span text:style-name="T4"> Så det kan heller ikke være det utstrakte vi erkjenner.</text:span></text:p>
      <text:p text:style-name="P16"><text:span text:style-name="T4"/></text:p>
      <text:p text:style-name="P17">[12:17-25]: <text:span text:style-name="T4">Descartes har nå eliminert at det noen ting han kan forestille seg billedlig som lar oss erkjenne vokset. Han sitter da bare igjen med konklusjonen. Det er det åndelige som lar oss erkjenne vokset:</text:span></text:p>
      <text:p text:style-name="P19"><text:span text:style-name="T4"/></text:p>
      <text:p text:style-name="P18"><text:span text:style-name="T4"><text:tab/></text:span><text:span text:style-name="T13">(P1) Vokset lar seg ikke erkjenne gjennom det sanselige</text:span></text:p>
      <text:p text:style-name="P21">(P<text:span text:style-name="T26">2</text:span>) Vokset lar seg ikke erkjenne gjennom det bøyelige, det bevegelige <text:span text:style-name="T29">eller </text:span>det utstrakte</text:p>
      <text:p text:style-name="P5"><text:tab/>(K1) Hva vokset er, er ikke mulig å forestille seg billedlig</text:p>
      <text:p text:style-name="P5"><text:tab/>(K2) Hva vokset er, kan bare gripes gjennom ånden.</text:p>
      <text:p text:style-name="P20"/>
      <text:p text:style-name="P9">Konklusjon</text:p>
      <text:p text:style-name="P9"/>
      <text:p text:style-name="P11">Descartes har her lagt mye av <text:span text:style-name="T23">grunnlaget </text:span>for en av de tre store epistemologiene som skulle regjere filosofien helt opp til vår tid: rasjonalisme. Argumentene i avsnittene peker mot at selv om vi kan sanse <text:span text:style-name="T22">et legeme</text:span>, så er det bare vår ånds innsyn, med andre ord rasjonaliteten vår, som kan gi sann erkjennelse om <text:span text:style-name="T23">legemet</text:span>.</text:p>
      <text:p text:style-name="P10"/>
      <text:p text:style-name="P10"/>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4T14:16:48.067181691</meta:creation-date>
    <meta:generator>LibreOffice/5.1.6.2$Linux_X86_64 LibreOffice_project/10m0$Build-2</meta:generator>
    <dc:date>2017-09-24T15:27:38.519627709</dc:date>
    <meta:editing-duration>PT1H29S</meta:editing-duration>
    <meta:editing-cycles>21</meta:editing-cycles>
    <meta:document-statistic meta:table-count="0" meta:image-count="0" meta:object-count="0" meta:page-count="2" meta:paragraph-count="25" meta:word-count="647" meta:character-count="3794" meta:non-whitespace-character-count="3153"/>
  </office:meta>
</office:document-meta>
</file>